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fo:color="#000000" style:font-name="Times New Roman" fo:font-size="12pt" style:font-size-asian="12pt" style:font-size-complex="12pt" style:font-weight-complex="bold"/>
    </style:style>
    <style:style style:name="P2" style:family="paragraph" style:parent-style-name="Standard">
      <style:paragraph-properties fo:margin-top="0in" fo:margin-bottom="0in" fo:line-height="100%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3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Times New Roman" fo:font-size="12pt" style:font-size-asian="12pt" style:font-size-complex="12pt" style:font-weight-complex="bold"/>
    </style:style>
    <style:style style:name="P4" style:family="paragraph" style:parent-style-name="Standard" style:master-page-name="Standard">
      <style:paragraph-properties fo:margin-top="0in" fo:margin-bottom="0.1945in" fo:line-height="100%" style:page-number="auto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5" style:family="paragraph" style:parent-style-name="List_20_Paragraph" style:list-style-name="WW8Num1">
      <style:paragraph-properties fo:margin-top="0.1945in" fo:margin-bottom="0.1945in" fo:line-height="100%"/>
      <style:text-properties fo:color="#000000" style:font-name="Times New Roman" fo:font-size="13.5pt" style:font-size-asian="13.5pt" style:font-size-complex="13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eting Minutes – Rhinodog studios – Super Eastgate</text:p>
      <text:p text:style-name="P1">When and Where</text:p>
      <text:p text:style-name="P3">Date: 2/6/2010</text:p>
      <text:p text:style-name="P3">Time: 12:30AM</text:p>
      <text:p text:style-name="P3">Room: Apt A6</text:p>
      <text:p text:style-name="P3"/>
      <text:p text:style-name="P1">Role </text:p>
      <text:p text:style-name="P3">Primary facilitator: Ryan</text:p>
      <text:p text:style-name="P3">Timekeeper: Mike</text:p>
      <text:p text:style-name="P3">Minute Take: Mike</text:p>
      <text:p text:style-name="P3">Attending: Mike, Ryan, Tony</text:p>
      <text:list xml:id="list1880530179" text:style-name="WW8Num1">
        <text:list-item>
          <text:p text:style-name="P5">Objective<text:line-break/>-figure out more details on collision detection</text:p>
        </text:list-item>
        <text:list-item>
          <text:p text:style-name="P5">Status (include the reference to related documents)<text:line-break/>-currently we ran into some math issues</text:p>
        </text:list-item>
        <text:list-item>
          <text:p text:style-name="P5">Discussion<text:line-break/>-talked about figuring out how things will know when they touch each other.<text:line-break/>-How do we figure out A and B are colliding?<text:line-break/><text:tab/>-take A's right and B's left<text:line-break/><text:tab/>-is A's right greater than B's left?<text:line-break/><text:tab/>-is the difference less than the greatest length?<text:line-break/><text:tab/>-using those in an if statement can get us the scenarios we need</text:p>
        </text:list-item>
        <text:list-item>
          <text:p text:style-name="P5">Wrap up<text:line-break/>-4 cases<text:line-break/><text:tab/>-bl is between al and ar<text:line-break/><text:tab/>-br is between al and ar<text:line-break/><text:tab/>-al is between bl and br<text:line-break/><text:tab/>-ar is between bl and br<text:line-break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SimSu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eeting Minutes – Rhinodog studios – Super Eastgate</dc:title>
    <meta:initial-creator>Michael LoVerme</meta:initial-creator>
    <meta:creation-date>2010-02-03T01:18:00</meta:creation-date>
    <dc:date>2010-02-05T00:55:10</dc:date>
    <meta:editing-cycles>5</meta:editing-cycles>
    <meta:editing-duration>PT00H48M15S</meta:editing-duration>
    <meta:generator>OpenOffice.org/3.1$Unix OpenOffice.org_project/310m19$Build-9420</meta:generator>
    <meta:document-statistic meta:table-count="0" meta:image-count="0" meta:object-count="0" meta:page-count="1" meta:paragraph-count="14" meta:word-count="143" meta:character-count="787"/>
  </office:meta>
</office:document-meta>
</file>